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officeooo:paragraph-rsid="000dda09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style:font-size-asian="16pt" style:font-size-complex="16pt" style:font-style-complex="italic"/>
    </style:style>
    <style:style style:name="T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6" style:family="text">
      <style:text-properties fo:font-size="16pt" style:text-underline-style="none" style:font-size-asian="16pt" style:font-size-complex="16pt"/>
    </style:style>
    <style:style style:name="T7" style:family="text">
      <style:text-properties fo:font-size="16pt" fo:font-style="italic" style:font-size-asian="16pt" style:font-style-asian="italic" style:font-size-complex="16pt" style:font-style-complex="italic"/>
    </style:style>
    <style:style style:name="T8" style:family="text">
      <style:text-properties fo:font-size="16pt" fo:font-style="normal" style:text-underline-style="solid" style:text-underline-type="double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size="16pt" fo:font-style="normal" style:font-size-asian="16pt" style:font-style-asian="normal" style:font-size-complex="16pt" style:font-style-complex="normal"/>
    </style:style>
    <style:style style:name="T10" style:family="text">
      <style:text-properties fo:font-size="16pt" fo:font-style="normal" style:text-underline-style="solid" style:text-underline-width="auto" style:text-underline-color="font-color" style:font-size-asian="16pt" style:font-style-asian="normal" style:font-size-complex="16pt" style:font-style-complex="normal"/>
    </style:style>
    <style:style style:name="T11" style:family="text">
      <style:text-properties fo:font-size="16pt" style:text-underline-style="solid" style:text-underline-type="double" style:text-underline-width="auto" style:text-underline-color="font-color" style:font-size-asian="16pt" style:font-size-complex="16pt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T13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5"><text:span text:style-name="T1">Практика</text:span><text:span text:style-name="T3">. СПП с придаточными </text:span><text:span text:style-name="T5">определительными, изъяснительными.</text:span></text:p>
      <text:p text:style-name="P3" loext:marker-style-name="T1"><text:span text:style-name="T1">Задание1.</text:span><text:span text:style-name="T3"> </text:span><text:span text:style-name="T1">Выделите границы главного и придаточного предложений. Найдите слово в главном предложении и задайте вопрос к придаточному. Расставьте знаки препинания.</text:span></text:p>
      <text:p text:style-name="P3" loext:marker-style-name="T1"><text:span text:style-name="T3">1.</text:span><text:span text:style-name="T5">Андрей</text:span><text:span text:style-name="T3"> </text:span><text:span text:style-name="T8">поднял</text:span><text:span text:style-name="T6"> </text:span><text:span text:style-name="T3">глаза и </text:span><text:span text:style-name="T11">увидал</text:span><text:span text:style-name="T3"> стоявшую у окна </text:span><text:span text:style-name="T2">красавицу</text:span><text:span text:style-name="T3">, какой ещё </text:span><text:span text:style-name="T11">не видывал</text:span><text:span text:style-name="T3"> отроду.</text:span></text:p>
      <text:p text:style-name="Standard" loext:marker-style-name="T3"><text:span text:style-name="T3">2. Но </text:span><text:span text:style-name="T11">есть</text:span><text:span text:style-name="T3"> </text:span><text:span text:style-name="T5">удары,</text:span><text:span text:style-name="T3"> </text:span><text:span text:style-name="T5">которые</text:span><text:span text:style-name="T3"> больнее </text:span><text:span text:style-name="T11">бьют</text:span><text:span text:style-name="T3"> по самому сердцу.</text:span></text:p>
      <text:p text:style-name="Standard" loext:marker-style-name="T3"><text:span text:style-name="T3">3.</text:span><text:span text:style-name="T5">Я</text:span><text:span text:style-name="T3"> правду о тебе </text:span><text:span text:style-name="T11">порасскажу</text:span><text:span text:style-name="T3"> такую, </text:span><text:span text:style-name="T5">что</text:span><text:span text:style-name="T3"> </text:span><text:span text:style-name="T11">хуже</text:span><text:span text:style-name="T3"> всякой лжи.</text:span></text:p>
      <text:p text:style-name="Standard" loext:marker-style-name="T3"><text:span text:style-name="T3">4.</text:span><text:span text:style-name="T5">Он</text:span><text:span text:style-name="T3"> с большой веселостью </text:span><text:span text:style-name="T11">описывал </text:span><text:span text:style-name="T3">мне семейство коменданта, его общество и край, куда </text:span><text:span text:style-name="T11">завела</text:span><text:span text:style-name="T3"> меня </text:span><text:span text:style-name="T5">судьба</text:span><text:span text:style-name="T3">.</text:span></text:p>
      <text:p text:style-name="Standard" loext:marker-style-name="T3"><text:span text:style-name="T3">5.</text:span><text:span text:style-name="T5">Я</text:span><text:span text:style-name="T3"> другой такой страны </text:span><text:span text:style-name="T11">не знаю</text:span><text:span text:style-name="T3">, где так вольно </text:span><text:span text:style-name="T11">дышит</text:span><text:span text:style-name="T3"> </text:span><text:span text:style-name="T5">человек</text:span><text:span text:style-name="T3">.</text:span></text:p>
      <text:p text:style-name="Standard" loext:marker-style-name="T3"><text:span text:style-name="T3">6.</text:span><text:span text:style-name="T5">Мы</text:span><text:span text:style-name="T3"> </text:span><text:span text:style-name="T11">поспешим </text:span><text:span text:style-name="T3">на бал, куда стремглав в ямской карете мой </text:span><text:span text:style-name="T11">Онегин</text:span><text:span text:style-name="T3"> </text:span><text:span text:style-name="T11">поскакал</text:span><text:span text:style-name="T3">.</text:span></text:p>
      <text:p text:style-name="Standard" loext:marker-style-name="T3"><text:span text:style-name="T3">7.Тяжелые, частые </text:span><text:span text:style-name="T5">шаги</text:span><text:span text:style-name="T3"> </text:span><text:span text:style-name="T11">послышались</text:span><text:span text:style-name="T3"> в лозняке с той </text:span><text:span text:style-name="T2">стороны</text:span><text:span text:style-name="T3">, </text:span><text:span text:style-name="T7">откуда</text:span><text:span text:style-name="T3"> недавно </text:span><text:span text:style-name="T11">пришли</text:span><text:span text:style-name="T3"> </text:span><text:span text:style-name="T5">Бусыга с Акимом</text:span><text:span text:style-name="T3">.</text:span></text:p>
      <text:p text:style-name="Standard" loext:marker-style-name="T3"><text:span text:style-name="T3">8.</text:span><text:span text:style-name="T5">Это</text:span><text:span text:style-name="T3"> </text:span><text:span text:style-name="T11">было</text:span><text:span text:style-name="T3"> в том </text:span><text:span text:style-name="T2">месте</text:span><text:span text:style-name="T3">, </text:span><text:span text:style-name="T7">где</text:span><text:span text:style-name="T3"> </text:span><text:span text:style-name="T11">говорилось</text:span><text:span text:style-name="T3"> о </text:span><text:span text:style-name="T6">его дознании.</text:span></text:p>
      <text:p text:style-name="Standard" loext:marker-style-name="T3"><text:span text:style-name="T3">9.Тогда </text:span><text:span text:style-name="T5">человек десять</text:span><text:span text:style-name="T3"> </text:span><text:span text:style-name="T11">побежали</text:span><text:span text:style-name="T3"> в ту </text:span><text:span text:style-name="T2">сторону</text:span><text:span text:style-name="T3">, где от площади </text:span><text:span text:style-name="T11">начинались</text:span><text:span text:style-name="T3"> </text:span><text:span text:style-name="T5">три</text:span><text:span text:style-name="T3"> узенькие </text:span><text:span text:style-name="T5">улочки</text:span><text:span text:style-name="T3">.</text:span></text:p>
      <text:p text:style-name="Standard" loext:marker-style-name="T3"><text:span text:style-name="T3">10.</text:span><text:span text:style-name="T11">Есть</text:span><text:span text:style-name="T3"> </text:span><text:span text:style-name="T5">минуты в жизни</text:span><text:span text:style-name="T3">, </text:span><text:span text:style-name="T7">когда</text:span><text:span text:style-name="T3"> </text:span><text:span text:style-name="T5">человек</text:span><text:span text:style-name="T3"> </text:span><text:span text:style-name="T11">не может думать</text:span><text:span text:style-name="T3"> о страшном и </text:span><text:span text:style-name="T11">не верит</text:span><text:span text:style-name="T3"> в существование зла.</text:span></text:p>
      <text:p text:style-name="Standard" loext:marker-style-name="T3"><text:span text:style-name="T3">11.</text:span><text:span text:style-name="T11">Не было</text:span><text:span text:style-name="T3"> теперь у </text:span><text:span text:style-name="T6">реки</text:span><text:span text:style-name="T3"> луга, опушенного лозняком и ракитами, </text:span><text:span text:style-name="T7">где</text:span><text:span text:style-name="T3"> на моей памяти </text:span><text:span text:style-name="T5">мальчишки</text:span><text:span text:style-name="T3"> </text:span><text:span text:style-name="T11">пасли</text:span><text:span text:style-name="T3"> лошадей.</text:span></text:p>
      <text:p text:style-name="Standard" loext:marker-style-name="T3"><text:soft-page-break/><text:span text:style-name="T3">12.</text:span><text:span text:style-name="T5">Я</text:span><text:span text:style-name="T3"> </text:span><text:span text:style-name="T11">не слыхала </text:span><text:span text:style-name="T3">звонов тех, </text:span><text:span text:style-name="T5">что </text:span><text:span text:style-name="T11">плавали </text:span><text:span text:style-name="T3">в лазури чистой.</text:span></text:p>
      <text:p text:style-name="Standard" loext:marker-style-name="T3"><text:span text:style-name="T3">13.Поле и пройти-то было всего шесть километров до Судовиков, </text:span><text:span text:style-name="T7">откуда</text:span><text:span text:style-name="T3"> лесная наезженная </text:span><text:span text:style-name="T10">дорога</text:span><text:span text:style-name="T3"> прямиком </text:span><text:span text:style-name="T11">выводила</text:span><text:span text:style-name="T3"> на тракт.</text:span></text:p>
      <text:p text:style-name="Standard" loext:marker-style-name="T1"><text:span text:style-name="T1">Задание2.</text:span><text:span text:style-name="T3"> </text:span><text:span text:style-name="T1">Выделите границы главного и придаточного предложений. Найдите слово в главном предложении и задайте вопрос к придаточному. Определите вид придаточного. Расставьте знаки препинания.</text:span></text:p>
      <text:p text:style-name="Standard" loext:marker-style-name="T3"><text:span text:style-name="T3">1.Мы знали что Петька принёс всего двух худых карасей но молчали.</text:span><text:span text:style-name="T3"/></text:p>
      <text:p text:style-name="Standard" loext:marker-style-name="T3"><text:span text:style-name="T3">2.Девочки глядя на него сразу сообразили что это очень умный и учёный человек.</text:span><text:span text:style-name="T3"/></text:p>
      <text:p text:style-name="Standard" loext:marker-style-name="T3"><text:span text:style-name="T3">3.Яков открыл глаза вопрошающим взглядом обвёл всех кругом и увидел что победа была его.</text:span><text:span text:style-name="T3"/></text:p>
      <text:p text:style-name="Standard" loext:marker-style-name="T3"><text:span text:style-name="T3">4.Трудно было понять чем это огонь так привлекал лягушку.</text:span><text:span text:style-name="T3"/></text:p>
      <text:p text:style-name="Standard" loext:marker-style-name="T3"><text:span text:style-name="T3">5.Книга дает то что было а не то что могло быть.</text:span><text:span text:style-name="T3"/></text:p>
      <text:p text:style-name="Standard" loext:marker-style-name="T3"><text:span text:style-name="T3">6.Все как будто ждали не будет ли он ещё петь.</text:span><text:span text:style-name="T3"/></text:p>
      <text:p text:style-name="Standard" loext:marker-style-name="T3"><text:span text:style-name="T3">7.Я горд тем что родился русским.</text:span><text:span text:style-name="T3"/></text:p>
      <text:p text:style-name="Standard" loext:marker-style-name="T3"><text:span text:style-name="T3">8. Они понемногу подбрасывали в костер сучья заботясь о том чтобы огонь все время горел ровно и не давал дыму.</text:span><text:span text:style-name="T3"/></text:p>
      <text:p text:style-name="Standard" loext:marker-style-name="T3"><text:span text:style-name="T3">9.</text:span><text:span text:style-name="T4">Я никому не поверю что есть на нашей земле места скучные <text:s/>не дающие никакой пищи ни глазу ни слуху ни воображению ни человеческой мысли.</text:span></text:p>
      <text:p text:style-name="Standard" loext:marker-style-name="T3"><text:soft-page-break/><text:span text:style-name="T3">10.В бинокль было видно как серый дым застилал виноградники и деревья как суетились серо-голубые фигурки.</text:span><text:span text:style-name="T3"/></text:p>
      <text:p text:style-name="Standard" loext:marker-style-name="T3"><text:span text:style-name="T3">11.Я мысленно представляю себе как покрываются асфальтом и бетоном улицы моего городка.</text:span><text:span text:style-name="T3"/></text:p>
      <text:p text:style-name="Standard" loext:marker-style-name="T3"><text:span text:style-name="T3">12.Мы хотим чтобы радость вошла в каждый дом.</text:span><text:span text:style-name="T3"/></text:p>
      <text:p text:style-name="Standard" loext:marker-style-name="T3"><text:span text:style-name="T3">13.Смотри как роща зеленеет палящим солнцем облита.</text:span><text:span text:style-name="T3"/></text:p>
      <text:p text:style-name="Standard" loext:marker-style-name="T3"><text:span text:style-name="T3">14.Я стал дожидаться скоро ли солнышко встанет.</text:span><text:span text:style-name="T3"/></text:p>
      <text:p text:style-name="P1" loext:marker-style-name="T3"/>
      <text:p text:style-name="Standard" loext:marker-style-name="T5"><text:span text:style-name="T1">Практика. <text:s/></text:span><text:span text:style-name="T3">СПП с придаточным </text:span><text:span text:style-name="T5">обстоятельственным. </text:span></text:p>
      <text:p text:style-name="Standard" loext:marker-style-name="T1"><text:span text:style-name="T1">Задание№1.Расставьте знаки препинания. Определите границы предложений. Определите вид придаточных.</text:span><text:span text:style-name="T1"/></text:p>
      <text:p text:style-name="Standard" loext:marker-style-name="T3"><text:span text:style-name="T3">И через силу скачет конь туда где светится огонь (М. Лермонтов).</text:span><text:bookmark text:name="_GoBack"/><text:span text:style-name="T3"/></text:p>
      <text:p text:style-name="Standard" loext:marker-style-name="T3"><text:span text:style-name="T3">А час спустя там где вода сливается с небом показался белый дымок (В. Осеева).</text:span><text:span text:style-name="T3"/></text:p>
      <text:p text:style-name="Standard" loext:marker-style-name="T3"><text:span text:style-name="T3">Я оттуда где струится Тихий Дон краса степей и оттуда где клубится беспредельный Енисей (А. Хомяков).</text:span><text:span text:style-name="T3"/></text:p>
      <text:p text:style-name="Standard" loext:marker-style-name="T3"><text:span text:style-name="T3">А дальше где тростинки зелены уже просто до черноты державным строем стоят вокруг какого-то окна или особо опасной топи камыши в коричневых меховых опушках (Ю. Домбровский).</text:span><text:span text:style-name="T3"/></text:p>
      <text:p text:style-name="Standard" loext:marker-style-name="T3"><text:span text:style-name="T3">Где силой взять нельзя там надобна ухватка (И. Крылов).</text:span><text:span text:style-name="T3"/></text:p>
      <text:p text:style-name="Standard" loext:marker-style-name="T3"><text:span text:style-name="T3">Егорушка стал засыпать так как об этом долгие годы мечтала его мать (В. Лидин).</text:span><text:span text:style-name="T3"/></text:p>
      <text:p text:style-name="Standard" loext:marker-style-name="T3"><text:soft-page-break/><text:span text:style-name="T3">Двор так замело что можно было шагать через прясло (М. Бубеннов).</text:span><text:span text:style-name="T3"/></text:p>
      <text:p text:style-name="Standard" loext:marker-style-name="T3"><text:span text:style-name="T3">Трудился так крестьянин мой что градом пот с него катился (И. Крылов).</text:span><text:span text:style-name="T3"/></text:p>
      <text:p text:style-name="Standard" loext:marker-style-name="T3"><text:span text:style-name="T3">Никогда Павка не старался так как в свой первый рабочий день (Н. Островский).</text:span><text:span text:style-name="T3"/></text:p>
      <text:p text:style-name="Standard" loext:marker-style-name="T3"><text:span text:style-name="T3">Я хату покинул пошёл воевать чтоб землю в Гренаде крестьянам отдать (М. Светлов).</text:span><text:span text:style-name="T3"/></text:p>
      <text:p text:style-name="Standard" loext:marker-style-name="T3"><text:span text:style-name="T3">Мы работать в эти степи выходили до зари чтоб росли на нашем хлебе силачи-богатыри (М. Исаковский).</text:span><text:span text:style-name="T3"/></text:p>
      <text:p text:style-name="Standard" loext:marker-style-name="T3"><text:span text:style-name="T3">Мне нужен мир чтобы вырасти скорей и облететь вокруг земного шара (А. Безыменский).</text:span><text:span text:style-name="T3"/></text:p>
      <text:p text:style-name="Standard" loext:marker-style-name="T3"><text:span text:style-name="T3">Я клянусь так жить и так трудиться чтобы Родине цвести (Ольга Берггольц).</text:span><text:span text:style-name="T3"/></text:p>
      <text:p text:style-name="Standard" loext:marker-style-name="T3"><text:span text:style-name="T3">Покидаем мы землю родную для того чтобы до звёзд и планет донести нашу правду земную и земной наш поклон и привет (Е. Долматовский).</text:span><text:span text:style-name="T3"/></text:p>
      <text:p text:style-name="Standard" loext:marker-style-name="T3"><text:span text:style-name="T3">Чтоб музыкантом быть так надобно уменье (И. Крылов).</text:span><text:span text:style-name="T3"/></text:p>
      <text:p text:style-name="Standard" loext:marker-style-name="T3"><text:span text:style-name="T3">Едва кончился снегопад население Новинска вышло расчищать заваленные пути (В. Ажаев).</text:span><text:span text:style-name="T3"/></text:p>
      <text:p text:style-name="Standard" loext:marker-style-name="T3"><text:span text:style-name="T3">Тогда лишь становится город героем когда стал героем солдат (М. Лисянский).</text:span><text:span text:style-name="T3"/></text:p>
      <text:p text:style-name="Standard" loext:marker-style-name="T3"><text:span text:style-name="T3">Лишь только мы въехали на самую высокую точку горы лошади вдруг совсем остановились (И. Гончаров).</text:span><text:span text:style-name="T3"/></text:p>
      <text:p text:style-name="Standard" loext:marker-style-name="T3"><text:soft-page-break/><text:span text:style-name="T3">Пока солнце не обогреет землю на зеленой листве деревьев на поникшей от холода траве лежит нежный лёгкий иней (Г. Марков).</text:span><text:span text:style-name="T3"/></text:p>
      <text:p text:style-name="Standard" loext:marker-style-name="T3"><text:span text:style-name="T3">С тех пор как ушёл Григорий из дома установились между ними отношения не то что враждебные а холодно-натянутые (М. А. Шолохов).</text:span><text:span text:style-name="T3"/></text:p>
      <text:p text:style-name="Standard" loext:marker-style-name="T3"><text:span text:style-name="T3">Вероятно это был медведь потому что лось кричит не так и только осенью (В. Арсеньев).</text:span><text:span text:style-name="T3"/></text:p>
      <text:p text:style-name="Standard" loext:marker-style-name="T3"><text:span text:style-name="T3">Древесина сосны используется даже в самолетостроении так как она прочна и легка (В. Осеева).</text:span><text:span text:style-name="T3"/></text:p>
      <text:p text:style-name="Standard" loext:marker-style-name="T3"><text:span text:style-name="T3">Эскадра Юрьева погибла оттого что лопнули все железные якорные цепи (К. Паустовский).</text:span><text:span text:style-name="T3"/></text:p>
      <text:p text:style-name="Standard" loext:marker-style-name="T3"><text:span text:style-name="T3">Так как отряд выступил от посёлка довольно поздно то пришлось идти почти до сумерек (В. Арсеньев).</text:span><text:span text:style-name="T3"/></text:p>
      <text:p text:style-name="Standard" loext:marker-style-name="T3"><text:span text:style-name="T3">Как невозвратная струя бежит блестит и исчезает так жизнь и юность убегает (А. Пушкин).</text:span><text:span text:style-name="T3"/></text:p>
      <text:p text:style-name="Standard" loext:marker-style-name="T3"><text:span text:style-name="T3">Песня тихая и тягучая и заунывная похожая на плач и едва уловимая слухом слышалась то справа то слева то сверху то из-под земли точно над степью носился невидимый дух и пел (А. Чехов).</text:span><text:span text:style-name="T3"/></text:p>
      <text:p text:style-name="Standard" loext:marker-style-name="T3"><text:span text:style-name="T3">Трое других раненых медленно и спокойно не прячась словно уже полученные раны предохраняли их от пуль шли по поверхности земли (Э. Казакевич).</text:span><text:span text:style-name="T3"/></text:p>
      <text:p text:style-name="Standard" loext:marker-style-name="T3"><text:span text:style-name="T3">В лесу что-то страшно и сухо треснуло будто сломалась большая сосна (К. Паустовский).</text:span><text:span text:style-name="T3"/></text:p>
      <text:p text:style-name="Standard" loext:marker-style-name="T3"><text:span text:style-name="T3">Если начнутся дожди то палатки придётся переносить выше на холм (В. Арсеньев).</text:span><text:span text:style-name="T3"/></text:p>
      <text:p text:style-name="Standard" loext:marker-style-name="T3"><text:soft-page-break/><text:span text:style-name="T3">Кабы я плавать умел купаться бы стал (М. Горький).</text:span><text:span text:style-name="T3"/></text:p>
      <text:p text:style-name="Standard" loext:marker-style-name="T3"><text:span text:style-name="T3">Когда в товарищах согласья нет на лад их дело не пойдёт (И. Крылов).</text:span><text:span text:style-name="T3"/></text:p>
      <text:p text:style-name="Standard" loext:marker-style-name="T3"><text:span text:style-name="T3">Всякое дело надо делать хорошо коли взялся за дело (М. Горький).</text:span><text:span text:style-name="T3"/></text:p>
      <text:p text:style-name="Standard" loext:marker-style-name="T3"><text:span text:style-name="T3">Раз никому нет дела до меня останусь и буду жить как жила (А. Фадеев).</text:span><text:span text:style-name="T3"/></text:p>
      <text:p text:style-name="Standard" loext:marker-style-name="T3"><text:span text:style-name="T3">Матросы работали в две смены хотя и нуждались в полном отдыхе после жестокого боя (С. Сергеев-Ценский).</text:span><text:span text:style-name="T3"/></text:p>
      <text:p text:style-name="Standard" loext:marker-style-name="T3"><text:span text:style-name="T3">Пусть тот бой не упомянут в списке славы золотой день придёт — ещё повстанут люди в памяти живой (А. Твардовский).</text:span><text:span text:style-name="T3"/></text:p>
      <text:p text:style-name="Standard" loext:marker-style-name="T3"><text:span text:style-name="T3">Молодой партизан был крепок ловок силен даром что невелик ростом (А. Серафимович).</text:span><text:span text:style-name="T3"/></text:p>
      <text:p text:style-name="Standard" loext:marker-style-name="T3"><text:span text:style-name="T3">Работа кипела <text:s/>несмотря на то что уже наступила ночь (И. Гончаров).</text:span><text:span text:style-name="T3"/></text:p>
      <text:p text:style-name="Standard" loext:marker-style-name="T3"><text:span text:style-name="T3">Отлетев немного утка сейчас же спустилась в осоку и после сколько я ни искал её не мог уже найти вторично (В. Арсеньев).</text:span><text:span text:style-name="T3"/></text:p>
      <text:p text:style-name="Standard" loext:marker-style-name="T3"><text:span text:style-name="T3">До глубокой осени лилась с неба вода так что нельзя было на поля ни войти ни въехать (В. Солоухин).</text:span><text:span text:style-name="T3"/></text:p>
      <text:p text:style-name="Standard" loext:marker-style-name="T3"><text:span text:style-name="T3">Зной все увеличивался так что становилось тяжело дышать (Д. Мамин-Сибиряк).</text:span><text:span text:style-name="T3"/></text:p>
      <text:p text:style-name="Standard" loext:marker-style-name="T3"><text:span text:style-name="T3">Снег становился белее ярче так что ломило глаза (М. Лермонтов).</text:span><text:span text:style-name="T3"/></text:p>
      <text:p text:style-name="Standard" loext:marker-style-name="T3"><text:soft-page-break/><text:span text:style-name="T3">Кругом было тихо-тихо так что слышался малейший шорох (К. Паустовский).</text:span><text:span text:style-name="T3"/></text:p>
      <text:p text:style-name="Standard" loext:marker-style-name="T3"><text:span text:style-name="T3">Пониже Аксакова была мельница и огромный пруд так что подпруда воды доходила почти до сада (С. Аксаков).</text:span><text:span text:style-name="T3"/></text:p>
      <text:p text:style-name="P1" loext:marker-style-name="T3"/>
      <text:p text:style-name="Standard" loext:marker-style-name="T13"><text:span text:style-name="T12">Задание №2. Расставьте знаки препинания. Определите границы предложений. Определите вид придаточных.</text:span><text:span text:style-name="T12"/></text:p>
      <text:p text:style-name="Standard" loext:marker-style-name="T3"><text:span text:style-name="T3">1.И если слившись в целую лесную поляну они [цветы] ласкают наш взгляд пестротой и свежестью ярких сочных красок то при разглядывании каждого цветка вы будете поражены сверхточной идеальной формой каждого венчика каждого лепестка и каждой жилки на лепестке. И вдруг вы остановитесь потому что вас остановит перед собой этот лесной цветок. Цветок воспринимается нами как прекрасное стихотворение когда мы постигаем одновременно и смысл и музыку и второй смысл и поэтический заряд и не считаем про себя чередование ударных и безударных слогов.</text:span><text:span text:style-name="T3"/></text:p>
      <text:p text:style-name="Standard" loext:marker-style-name="T3"><text:span text:style-name="T3">2.Я приходил всегда неожиданно. Шел тихими осенними лесами где кроме птиц не было встречных узнавал старые пни светлые поляны изгибы заброшенной дороги. Приходил я обычно в поздние сумерки когда бледные звезды предвещали холодную ночь и запах дыма казался лучшим запахом в мире. К концу сентября перелески обнажились поэтому сквозь чащу деревьев стала видна синяя даль сжатых полей.</text:span><text:span text:style-name="T3"/></text:p>
      <text:p text:style-name="Standard" loext:marker-style-name="T3"><text:span text:style-name="T3">3.Я начал читать и зачитался так что к огорчению взрослых почти не обратил внимания на нарядную ёлку.</text:span><text:span text:style-name="T3"/></text:p>
      <text:p text:style-name="Standard" loext:marker-style-name="T3"><text:soft-page-break/><text:span text:style-name="T3">4.Так раздал весь букет и вдруг увидел в обшарпанном вагоне трамвая столько блеска в глазах приветливых улыбок столько восхищения сколько не встречал кажется никогда до этого случая ни после.</text:span><text:span text:style-name="T3"/></text:p>
      <text:p text:style-name="Standard" loext:marker-style-name="T3"><text:span text:style-name="T3">5.Там где земля была совсем затоплена и от бывшего леса торчали только вершинки как частая шерсть эти шерстинки покрывались разными зверьками. Зверьки иногда сидели на ветках так часто что обыкновенная какая-нибудь веточка ивы становилась похожа на гроздь винограда.</text:span><text:span text:style-name="T3"/></text:p>
      <text:p text:style-name="Standard" loext:marker-style-name="T3"><text:span text:style-name="T3">6.Медведь как и всякий зверь ходит по лесу с великой осторожностью и зачуяв человека удирает от него что даже не увидишь не только всего зверя но и мелькнувшего хвоста. Утром когда мы еще спали утка вылезла из корзины стала ходить вокруг по полу кричать вызывать к себе утят. Мне удалось заметить как ворона кормит птенцов.</text:span><text:span text:style-name="T3"/></text:p>
      <text:p text:style-name="P2" loext:marker-style-name="T13"/>
      <text:p text:style-name="P1" loext:marker-style-name="T3"/>
      <text:p text:style-name="P1" loext:marker-style-name="T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_20__28_WW_29_" style:display-name="Default Paragraph Font (WW)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Домашний ПК</meta:initial-creator>
    <meta:editing-cycles>11</meta:editing-cycles>
    <meta:creation-date>2024-01-12T00:05:00</meta:creation-date>
    <dc:date>2024-01-19T17:23:27.903859844</dc:date>
    <meta:editing-duration>PT44M27S</meta:editing-duration>
    <meta:generator>LibreOffice/7.6.4.1$Linux_X86_64 LibreOffice_project/60$Build-1</meta:generator>
    <meta:document-statistic meta:table-count="0" meta:image-count="0" meta:object-count="0" meta:page-count="8" meta:paragraph-count="82" meta:word-count="1324" meta:character-count="8400" meta:non-whitespace-character-count="7153"/>
    <meta:user-defined meta:name="AppVersion">16.0000</meta:user-defined>
    <meta:user-defined meta:name="Company">SPecialiST RePack</meta:user-defined>
    <meta:template xlink:type="simple" xlink:actuate="onRequest" xlink:title="Normal" xlink:href=""/>
  </office:meta>
</office:document-meta>
</file>